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35in" fo:break-before="auto" style:use-optimal-row-height="true"/>
    </style:style>
    <style:style style:name="ro3" style:family="table-row">
      <style:table-row-properties style:row-height="0.672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6" style:family="table-row">
      <style:table-row-properties style:row-height="0.5102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0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21" table:number-columns-repeated="243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8"/>
        </table:table-row>
        <table:table-row table:style-name="ro5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6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/>
          <table:table-cell table:style-name="ce28" table:number-columns-repeated="1009"/>
        </table:table-row>
        <table:table-row table:style-name="ro1" table:number-rows-repeated="9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4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14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8-01T14:57:58</dc:date>
    <dc:language>fr-FR</dc:language>
    <meta:editing-cycles>112</meta:editing-cycles>
    <meta:editing-duration>PT105H30M10S</meta:editing-duration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